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6.51cm" style:rel-width="100%" fo:margin-left="0.002cm" fo:margin-top="0cm" fo:margin-bottom="0cm" table:align="left" style:writing-mode="page"/>
    </style:style>
    <style:style style:name="Tableau1.A" style:family="table-column">
      <style:table-column-properties style:column-width="8.25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8e8e8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padding-left="0.212cm" fo:padding-right="0.212cm" fo:padding-top="0.141cm" fo:padding-bottom="0.141cm" fo:border="0.1pt solid #cccccc"/>
    </style:style>
    <style:style style:name="Tableau1.B2" style:family="table-cell">
      <style:table-cell-properties fo:padding-left="0.212cm" fo:padding-right="0.212cm" fo:padding-top="0.141cm" fo:padding-bottom="0.141cm" fo:border="0.1pt solid #cccccc"/>
    </style:style>
    <style:style style:name="Tableau1.A3" style:family="table-cell">
      <style:table-cell-properties fo:padding-left="0.212cm" fo:padding-right="0.212cm" fo:padding-top="0.141cm" fo:padding-bottom="0.141cm" fo:border="0.1pt solid #cccccc"/>
    </style:style>
    <style:style style:name="Tableau1.B3" style:family="table-cell">
      <style:table-cell-properties fo:padding-left="0.212cm" fo:padding-right="0.212cm" fo:padding-top="0.141cm" fo:padding-bottom="0.141cm" fo:border="0.1pt solid #cccccc"/>
    </style:style>
    <style:style style:name="Tableau1.A4" style:family="table-cell">
      <style:table-cell-properties fo:padding-left="0.212cm" fo:padding-right="0.212cm" fo:padding-top="0.141cm" fo:padding-bottom="0.141cm" fo:border="0.1pt solid #cccccc"/>
    </style:style>
    <style:style style:name="Tableau1.B4" style:family="table-cell">
      <style:table-cell-properties fo:padding-left="0.212cm" fo:padding-right="0.212cm" fo:padding-top="0.141cm" fo:padding-bottom="0.141cm" fo:border="0.1pt solid #cccccc"/>
    </style:style>
    <style:style style:name="Tableau1.A5" style:family="table-cell">
      <style:table-cell-properties fo:padding-left="0.212cm" fo:padding-right="0.212cm" fo:padding-top="0.141cm" fo:padding-bottom="0.141cm" fo:border="0.1pt solid #cccccc"/>
    </style:style>
    <style:style style:name="Tableau1.B5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Standard">
      <style:paragraph-properties fo:margin-top="0cm" fo:margin-bottom="0.353cm" style:contextual-spacing="false"/>
    </style:style>
    <style:style style:name="P2" style:family="paragraph" style:parent-style-name="Standard">
      <style:paragraph-properties fo:margin-top="0cm" fo:margin-bottom="0.353cm" style:contextual-spacing="false"/>
      <style:text-properties officeooo:paragraph-rsid="001bafa5"/>
    </style:style>
    <style:style style:name="P3" style:family="paragraph" style:parent-style-name="Standard">
      <style:paragraph-properties fo:margin-top="0cm" fo:margin-bottom="0.353cm" style:contextual-spacing="false"/>
      <style:text-properties officeooo:rsid="000402e2" officeooo:paragraph-rsid="001bafa5"/>
    </style:style>
    <style:style style:name="P4" style:family="paragraph" style:parent-style-name="Standard">
      <style:paragraph-properties fo:margin-top="0cm" fo:margin-bottom="0.353cm" style:contextual-spacing="false"/>
      <style:text-properties officeooo:rsid="0003a47c" officeooo:paragraph-rsid="001baf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a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e d'utilisation Cloudflare</text:h>
      <text:p text:style-name="P1">Service d'hébergement du site web et de gestion DNS.</text:p>
      <text:h text:style-name="Heading_20_2" text:outline-level="2">Accès au tableau de bord</text:h>
      <text:p text:style-name="P1">URL : https://dash.cloudflare.com</text:p>
      <text:p text:style-name="P2">Identifiants : </text:p>
      <text:p text:style-name="P2">- <text:span text:style-name="T3">Mail : </text:span><text:a xlink:type="simple" xlink:href="mailto:contact.hautsommet@gmail.com" text:style-name="Internet_20_link" text:visited-style-name="Visited_20_Internet_20_Link"><text:span text:style-name="T3">contact.hautsommet@gmail.com</text:span></text:a></text:p>
      <text:p text:style-name="P2">- <text:span text:style-name="T3">Mot de passe : monguide13@</text:span></text:p>
      <text:p text:style-name="P3">Note : Vous pourrez toujours modifier l’adresse mail et le mot de passe comme bon vous semble.</text:p>
      <text:h text:style-name="Heading_20_2" text:outline-level="2">Informations du compte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Standard"><text:span text:style-name="T1">Élément</text:span></text:p>
          </table:table-cell>
          <table:table-cell table:style-name="Tableau1.A1" office:value-type="string">
            <text:p text:style-name="Standard"><text:span text:style-name="T1">Valeu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2">Projet Pages</text:span></text:p>
          </table:table-cell>
          <table:table-cell table:style-name="Tableau1.B2" office:value-type="string">
            <text:p text:style-name="Standard"><text:span text:style-name="T2">mesguidesenergie</text:span>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URL de production</text:span></text:p>
          </table:table-cell>
          <table:table-cell table:style-name="Tableau1.B3" office:value-type="string">
            <text:p text:style-name="Standard"><text:span text:style-name="T2">https://mesguidesenergie.fr</text:span></text:p>
          </table:table-cell>
        </table:table-row>
        <table:table-row table:style-name="Tableau1.1">
          <table:table-cell table:style-name="Tableau1.A4" office:value-type="string">
            <text:p text:style-name="Standard"><text:span text:style-name="T2">URL de test</text:span></text:p>
          </table:table-cell>
          <table:table-cell table:style-name="Tableau1.B4" office:value-type="string">
            <text:p text:style-name="Standard"><text:span text:style-name="T2">https://mesguidesenergie.pages.dev</text:span></text:p>
          </table:table-cell>
        </table:table-row>
        <table:table-row table:style-name="Tableau1.1">
          <table:table-cell table:style-name="Tableau1.A5" office:value-type="string">
            <text:p text:style-name="Standard"><text:span text:style-name="T2">Dépôt GitHub</text:span></text:p>
          </table:table-cell>
          <table:table-cell table:style-name="Tableau1.B5" office:value-type="string">
            <text:p text:style-name="Standard"><text:span text:style-name="T2">smaachaoui/landing_page</text:span></text:p>
          </table:table-cell>
        </table:table-row>
      </table:table>
      <text:h text:style-name="Heading_20_2" text:outline-level="2">Accéder au projet</text:h>
      <text:p text:style-name="P1">1. Se connecter à Cloudflare.</text:p>
      <text:p text:style-name="P1">2. Dans le menu de gauche, cliquer sur Workers et Pages.</text:p>
      <text:p text:style-name="P1">3. Cliquer sur le projet mesguidesenergie.</text:p>
      <text:h text:style-name="Heading_20_2" text:outline-level="2">Consulter les déploiements</text:h>
      <text:p text:style-name="P1">1. Accéder au projet comme indiqué ci-dessus.</text:p>
      <text:p text:style-name="P1">2. L'onglet Déploiements affiche l'historique.</text:p>
      <text:p text:style-name="P1">3. Chaque déploiement montre son statut et sa date.</text:p>
      <text:h text:style-name="Heading_20_2" text:outline-level="2">Déployer une nouvelle version</text:h>
      <text:p text:style-name="P1">Le déploiement est automatique. Pour mettre à jour le site :</text:p>
      <text:p text:style-name="P1">1. Modifier les fichiers dans le dépôt GitHub.</text:p>
      <text:p text:style-name="P1"><text:soft-page-break/>2. Faire un commit et un push sur la branche main.</text:p>
      <text:p text:style-name="P1">3. Cloudflare détecte automatiquement les changements.</text:p>
      <text:p text:style-name="P1">4. Le nouveau déploiement démarre sous 1 à 2 minutes.</text:p>
      <text:p text:style-name="P1">5. Le site est mis à jour automatiquement.</text:p>
      <text:h text:style-name="Heading_20_2" text:outline-level="2">Gérer les DNS</text:h>
      <text:p text:style-name="P1">1. Dans le menu de gauche, cliquer sur Domaines.</text:p>
      <text:p text:style-name="P1">2. Cliquer sur mesguidesenergie.fr.</text:p>
      <text:p text:style-name="P1">3. Cliquer sur DNS dans le sous-menu.</text:p>
      <text:p text:style-name="P1">4. Les enregistrements DNS s'affichent.</text:p>
      <text:p text:style-name="P1">Ne modifier les DNS qu'en cas de nécessité absolue.</text:p>
      <text:h text:style-name="Heading_20_2" text:outline-level="2">Vérifier le certificat SSL</text:h>
      <text:p text:style-name="P1">1. Accéder au domaine mesguidesenergie.fr.</text:p>
      <text:p text:style-name="P1">2. Cliquer sur SSL/TLS dans le menu.</text:p>
      <text:p text:style-name="P1">3. Le mode doit être Full ou Full (strict).</text:p>
      <text:p text:style-name="P1">Le certificat SSL est géré automatiquement par Cloudflare.</text:p>
      <text:h text:style-name="Heading_20_2" text:outline-level="2">En cas de problème</text:h>
      <text:p text:style-name="P1">Si le site affiche une erreur, vérifier le dernier déploiement.</text:p>
      <text:p text:style-name="P1">Si le déploiement a échoué, consulter les logs pour identifier l'erreur.</text:p>
      <text:p text:style-name="P1">En cas de problème DNS, vérifier les enregistrements.</text:p>
      <text:p text:style-name="P4">Sinon veuillez contacter le webmaster aux coordonnées suivantes :</text:p>
      <text:p text:style-name="P4">Mr Maachaoui</text:p>
      <text:p text:style-name="P4">Adresse mail : <text:a xlink:type="simple" xlink:href="mailto:smaachaoui@outlook.com" text:style-name="Internet_20_link" text:visited-style-name="Visited_20_Internet_20_Link">smaachaoui@outlook.com</text:a></text:p>
      <text:p text:style-name="P4">Numéro de téléphone : 0664692855</text:p>
      <text:h text:style-name="Heading_20_2" text:outline-level="2">Support</text:h>
      <text:p text:style-name="P1">Documentation : https://developers.cloudflare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18cm" fo:margin-bottom="0.318cm" style:contextual-spacing="false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12cm" fo:margin-bottom="0.212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1-15T16:20:46.363000000</meta:creation-date>
    <dc:date>2026-01-15T17:54:41.150999897</dc:date>
    <meta:editing-duration>PT2M7S</meta:editing-duration>
    <meta:document-statistic meta:table-count="1" meta:image-count="0" meta:object-count="0" meta:page-count="2" meta:paragraph-count="55" meta:word-count="302" meta:character-count="1983" meta:non-whitespace-character-count="1735"/>
    <meta:generator>LibreOffice/24.2.7.2$Linux_X86_64 LibreOffice_project/420$Build-2</meta:generator>
  </office:meta>
</office:document-meta>
</file>